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a392" officeooo:paragraph-rsid="001ba3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vue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20:00:54.146452348</meta:creation-date>
    <dc:date>2020-02-25T18:13:30.837904417</dc:date>
    <meta:editing-duration>PT17M5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1" meta:word-count="1" meta:character-count="3" meta:non-whitespace-character-count="3"/>
  </office:meta>
</office:document-meta>
</file>